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MS Shell Dlg 2" svg:font-family="'MS Shell Dlg 2'"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Table1" style:family="table">
      <style:table-properties style:width="17.023cm" fo:margin-left="0.062cm" fo:margin-top="0cm" fo:margin-bottom="0cm" table:align="left" style:writing-mode="lr-tb"/>
    </style:style>
    <style:style style:name="Table1.A" style:family="table-column">
      <style:table-column-properties style:column-width="8.497cm"/>
    </style:style>
    <style:style style:name="Table1.B" style:family="table-column">
      <style:table-column-properties style:column-width="8.527cm"/>
    </style:style>
    <style:style style:name="Table1.1" style:family="table-row">
      <style:table-row-properties fo:keep-together="auto"/>
    </style:style>
    <style:style style:name="Table1.A1" style:family="table-cell">
      <style:table-cell-properties fo:background-color="#ffffff" fo:padding="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0.097cm" fo:border="0.25pt solid #000001">
        <style:background-image/>
      </style:table-cell-properties>
    </style:style>
    <style:style style:name="Table1.A2" style:family="table-cell">
      <style:table-cell-properties fo:background-color="#ffffff" fo:padding="0.097cm" fo:border-left="0.25pt solid #000001" fo:border-right="none" fo:border-top="none" fo:border-bottom="0.25pt solid #000001">
        <style:background-image/>
      </style:table-cell-properties>
    </style:style>
    <style:style style:name="Table1.B2" style:family="table-cell">
      <style:table-cell-properties fo:background-color="#ffffff" fo:padding="0.097cm" fo:border-left="0.25pt solid #000001" fo:border-right="0.25pt solid #000001" fo:border-top="none" fo:border-bottom="0.25pt solid #000001">
        <style:background-image/>
      </style:table-cell-properties>
    </style:style>
    <style:style style:name="P1" style:family="paragraph" style:parent-style-name="Standard">
      <style:paragraph-properties fo:line-height="150%"/>
      <style:text-properties style:font-name="Arial1" fo:font-size="10pt" style:font-size-asian="10pt" style:font-name-complex="Arial2"/>
    </style:style>
    <style:style style:name="P2" style:family="paragraph" style:parent-style-name="Standard">
      <style:paragraph-properties fo:line-height="150%" fo:text-align="start" style:justify-single-word="false"/>
      <style:text-properties style:font-name="Arial1" fo:font-size="10pt" officeooo:rsid="0006f418" officeooo:paragraph-rsid="0006f418" style:font-size-asian="10pt" style:font-name-complex="Arial2"/>
    </style:style>
    <style:style style:name="P3" style:family="paragraph" style:parent-style-name="Standard">
      <style:paragraph-properties fo:line-height="150%"/>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style:text-properties officeooo:paragraph-rsid="00343830"/>
    </style:style>
    <style:style style:name="P6" style:family="paragraph" style:parent-style-name="Standard">
      <style:paragraph-properties fo:line-height="150%"/>
      <style:text-properties style:font-name="Arial" fo:font-size="10pt" fo:font-weight="bold" style:font-size-asian="10pt" style:font-weight-asian="bold" style:font-name-complex="Arial2" style:font-weight-complex="bold"/>
    </style:style>
    <style:style style:name="P7" style:family="paragraph" style:parent-style-name="Standard">
      <style:paragraph-properties fo:line-height="150%" fo:text-align="center" style:justify-single-word="false"/>
      <style:text-properties style:font-name="Arial" fo:font-size="10pt" fo:font-weight="bold" style:font-size-asian="10pt" style:font-weight-asian="bold" style:font-name-complex="Arial2"/>
    </style:style>
    <style:style style:name="P8" style:family="paragraph" style:parent-style-name="Standard">
      <style:paragraph-properties fo:line-height="150%"/>
      <style:text-properties style:font-name="Arial" fo:font-size="10pt" style:font-size-asian="10pt" style:font-name-complex="Arial2"/>
    </style:style>
    <style:style style:name="P9" style:family="paragraph" style:parent-style-name="Standard">
      <style:paragraph-properties fo:line-height="150%" fo:text-align="center" style:justify-single-word="false"/>
      <style:text-properties style:font-name="Arial" fo:font-size="10pt" style:font-size-asian="10pt" style:font-name-complex="Arial2"/>
    </style:style>
    <style:style style:name="P10" style:family="paragraph" style:parent-style-name="Standard">
      <style:paragraph-properties fo:line-height="150%"/>
      <style:text-properties style:font-name="Arial" fo:font-size="10pt" officeooo:paragraph-rsid="00073bf1" style:font-size-asian="10pt" style:font-name-complex="Arial2"/>
    </style:style>
    <style:style style:name="P11" style:family="paragraph" style:parent-style-name="Standard">
      <style:paragraph-properties fo:line-height="150%"/>
      <style:text-properties style:font-name="Arial" fo:font-size="10pt" style:font-size-asian="10pt" style:font-name-complex="Arial2" style:font-weight-complex="bold"/>
    </style:style>
    <style:style style:name="P12" style:family="paragraph" style:parent-style-name="Standard">
      <style:paragraph-properties fo:line-height="150%"/>
      <style:text-properties style:font-name="Arial" fo:font-size="10pt" officeooo:rsid="00220ea3" officeooo:paragraph-rsid="00220ea3" style:font-size-asian="10pt" style:font-name-complex="Arial2"/>
    </style:style>
    <style:style style:name="P13" style:family="paragraph" style:parent-style-name="Standard">
      <style:paragraph-properties fo:line-height="150%"/>
      <style:text-properties style:font-name="Arial" fo:font-size="10pt" style:font-size-asian="10pt" style:font-size-complex="10pt"/>
    </style:style>
    <style:style style:name="P14" style:family="paragraph" style:parent-style-name="Standard">
      <style:paragraph-properties fo:line-height="150%" fo:text-align="center" style:justify-single-word="false"/>
      <style:text-properties style:font-name="Arial" fo:font-size="10pt" style:font-size-asian="10pt" style:font-size-complex="10pt"/>
    </style:style>
    <style:style style:name="P15" style:family="paragraph" style:parent-style-name="Standard">
      <style:paragraph-properties fo:line-height="150%"/>
      <style:text-properties style:font-name="Arial" fo:font-size="10pt" fo:language="en" fo:country="GB" style:font-size-asian="10pt" style:font-size-complex="10pt"/>
    </style:style>
    <style:style style:name="P16" style:family="paragraph" style:parent-style-name="Standard">
      <style:paragraph-properties fo:line-height="150%"/>
      <style:text-properties style:font-name="Arial" fo:font-size="10pt" fo:font-style="italic" fo:font-weight="bold" style:font-size-asian="10pt" style:font-style-asian="italic" style:font-weight-asian="bold" style:font-name-complex="Arial2" style:font-style-complex="italic"/>
    </style:style>
    <style:style style:name="P17" style:family="paragraph" style:parent-style-name="Standard">
      <style:paragraph-properties fo:line-height="150%"/>
      <style:text-properties style:font-name="Arial"/>
    </style:style>
    <style:style style:name="P18" style:family="paragraph" style:parent-style-name="Standard">
      <style:paragraph-properties fo:line-height="150%" fo:text-align="center" style:justify-single-word="false"/>
      <style:text-properties style:font-name="Arial"/>
    </style:style>
    <style:style style:name="P19" style:family="paragraph" style:parent-style-name="Standard">
      <style:paragraph-properties fo:margin-left="1.27cm" fo:margin-right="0cm" fo:line-height="150%" fo:text-indent="-1.27cm" style:auto-text-indent="false"/>
      <style:text-properties style:font-name="Arial"/>
    </style:style>
    <style:style style:name="P20" style:family="paragraph" style:parent-style-name="Heading_20_3">
      <style:paragraph-properties fo:margin-left="1.27cm" fo:margin-right="0cm" fo:line-height="150%" fo:text-indent="-1.27cm" style:auto-text-indent="false"/>
      <style:text-properties style:font-name="Arial" fo:font-weight="bold" style:font-weight-asian="bold" style:font-name-complex="Arial2" style:font-weight-complex="bold"/>
    </style:style>
    <style:style style:name="P21" style:family="paragraph" style:parent-style-name="Heading_20_3">
      <style:paragraph-properties fo:margin-left="1.27cm" fo:margin-right="0cm" fo:line-height="150%" fo:text-indent="-1.27cm" style:auto-text-indent="false"/>
      <style:text-properties style:font-name="Arial" fo:font-weight="bold" style:font-weight-asian="bold" style:font-name-complex="Arial2"/>
    </style:style>
    <style:style style:name="P22" style:family="paragraph" style:parent-style-name="Text_20_body">
      <style:text-properties style:font-name="Arial"/>
    </style:style>
    <style:style style:name="P23" style:family="paragraph" style:parent-style-name="Text_20_body">
      <style:paragraph-properties fo:line-height="150%" fo:text-align="center" style:justify-single-word="false"/>
      <style:text-properties style:font-name="Arial" fo:font-size="10pt" fo:font-weight="bold" style:font-size-asian="10pt" style:font-weight-asian="bold" style:font-name-complex="Arial2" style:font-size-complex="10pt"/>
    </style:style>
    <style:style style:name="P24" style:family="paragraph" style:parent-style-name="Text_20_body">
      <style:text-properties style:font-name="Arial" fo:font-size="10pt" style:font-size-asian="10pt" style:font-name-complex="Arial2"/>
    </style:style>
    <style:style style:name="P25" style:family="paragraph" style:parent-style-name="Text_20_body">
      <style:paragraph-properties fo:line-height="150%"/>
      <style:text-properties style:font-name="Arial"/>
    </style:style>
    <style:style style:name="P26" style:family="paragraph" style:parent-style-name="Heading_20_4">
      <style:paragraph-properties fo:margin-left="1.524cm" fo:margin-right="0cm" fo:line-height="150%" fo:text-align="center" style:justify-single-word="false" fo:text-indent="-1.524cm" style:auto-text-indent="false"/>
      <style:text-properties style:font-name="Arial" fo:font-size="10pt" style:font-size-asian="10pt" style:font-name-complex="Arial2" style:font-weight-complex="normal"/>
    </style:style>
    <style:style style:name="P27" style:family="paragraph" style:parent-style-name="Standard" style:master-page-name="Standard">
      <style:paragraph-properties fo:margin-left="0cm" fo:margin-right="-0.644cm" fo:line-height="150%" fo:text-indent="0cm" style:auto-text-indent="false" style:page-number="auto"/>
    </style:style>
    <style:style style:name="P28" style:family="paragraph" style:parent-style-name="Standard" style:list-style-name="WWNum3">
      <style:paragraph-properties fo:margin-left="1.27cm" fo:margin-right="0cm" fo:line-height="150%" fo:text-indent="-0.635cm" style:auto-text-indent="false"/>
      <style:text-properties style:font-name="Arial" fo:font-size="10pt" style:font-size-asian="10pt" style:font-name-complex="Arial2"/>
    </style:style>
    <style:style style:name="P29" style:family="paragraph" style:parent-style-name="Standard" style:list-style-name="WWNum2">
      <style:paragraph-properties fo:margin-left="1.27cm" fo:margin-right="0cm" fo:line-height="150%" fo:text-indent="-0.635cm" style:auto-text-indent="false"/>
      <style:text-properties style:font-name="Arial" fo:font-size="10pt" style:font-size-asian="10pt" style:font-name-complex="Arial2"/>
    </style:style>
    <style:style style:name="P30"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style:font-name="Arial"/>
    </style:style>
    <style:style style:name="P31"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style:font-name="Arial" officeooo:paragraph-rsid="0030564b"/>
    </style:style>
    <style:style style:name="P32"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style:font-name="Arial" fo:font-size="10pt" officeooo:rsid="00262f58" style:font-size-asian="10pt" style:font-size-complex="10pt"/>
    </style:style>
    <style:style style:name="P33"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style:font-name="Arial" fo:font-size="10pt" style:font-size-asian="10pt" style:font-name-complex="Arial2"/>
    </style:style>
    <style:style style:name="P34"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style:font-name="Arial" fo:font-size="10pt" officeooo:paragraph-rsid="002cb82b" style:font-size-asian="10pt" style:font-name-complex="Arial2"/>
    </style:style>
    <style:style style:name="P35"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fo:color="#000000" style:font-name="Arial" fo:font-size="10pt" style:font-size-asian="10pt" style:font-size-complex="10pt"/>
    </style:style>
    <style:style style:name="P36"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fo:color="#000000" style:font-name="Arial" fo:font-size="10pt" officeooo:rsid="0006af2a" officeooo:paragraph-rsid="0006af2a" fo:background-color="transparent" style:font-size-asian="10pt" style:font-name-complex="Arial2"/>
    </style:style>
    <style:style style:name="P37"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fo:font-variant="normal" fo:text-transform="none" fo:color="#333333" style:font-name="Arial" fo:font-size="10.5pt" fo:letter-spacing="normal" fo:font-style="normal" fo:font-weight="normal"/>
    </style:style>
    <style:style style:name="P38" style:family="paragraph" style:parent-style-name="Standard" style:list-style-name="WWNum4">
      <style:paragraph-properties fo:margin-left="0.503cm" fo:margin-right="0cm" fo:line-height="150%" fo:text-indent="-0.635cm" style:auto-text-indent="false">
        <style:tab-stops>
          <style:tab-stop style:position="0.979cm"/>
        </style:tab-stops>
      </style:paragraph-properties>
      <style:text-properties officeooo:paragraph-rsid="0006af2a"/>
    </style:style>
    <style:style style:name="P39" style:family="paragraph" style:parent-style-name="Standard" style:list-style-name="WWNum4">
      <style:paragraph-properties fo:margin-left="-0.132cm" fo:margin-right="0cm" fo:line-height="150%" fo:text-indent="0cm" style:auto-text-indent="false">
        <style:tab-stops>
          <style:tab-stop style:position="0.979cm"/>
        </style:tab-stops>
      </style:paragraph-properties>
      <style:text-properties style:font-name="Arial" fo:font-size="10pt" officeooo:rsid="0030564b" officeooo:paragraph-rsid="0030564b" style:font-size-asian="10pt"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style:font-size-asian="10pt" style:font-name-complex="Arial2"/>
    </style:style>
    <style:style style:name="T4" style:family="text">
      <style:text-properties style:font-name="Arial1" fo:font-size="10pt" fo:language="en" fo:country="GB" style:font-size-asian="10pt" style:font-name-complex="Arial2"/>
    </style:style>
    <style:style style:name="T5" style:family="text">
      <style:text-properties fo:color="#000000" style:font-name="Arial" fo:font-size="10pt" officeooo:rsid="0006af2a" fo:background-color="transparent" loext:char-shading-value="0" style:font-size-asian="10pt" style:font-name-complex="Arial2"/>
    </style:style>
    <style:style style:name="T6" style:family="text">
      <style:text-properties fo:color="#000000" fo:font-size="10pt" style:letter-kerning="false" style:font-size-asian="10pt" style:font-name-complex="MS Shell Dlg 21" style:font-size-complex="10pt" style:language-complex="ar" style:country-complex="SA"/>
    </style:style>
    <style:style style:name="T7" style:family="text">
      <style:text-properties style:text-position="super 58%" fo:font-size="10pt" style:font-size-asian="10pt" style:font-name-complex="Arial2"/>
    </style:style>
    <style:style style:name="T8" style:family="text">
      <style:text-properties style:text-position="super 58%" fo:font-size="10pt" style:font-size-asian="10pt" style:font-name-complex="Arial2" style:font-weight-complex="bold"/>
    </style:style>
    <style:style style:name="T9" style:family="text">
      <style:text-properties fo:color="#0000ff" style:font-name="Arial" fo:font-size="10pt" style:text-underline-style="solid" style:text-underline-width="auto" style:text-underline-color="font-color" style:font-size-asian="10pt" style:font-name-complex="Arial2"/>
    </style:style>
    <style:style style:name="T10" style:family="text">
      <style:text-properties officeooo:rsid="00073bf1"/>
    </style:style>
    <style:style style:name="T11" style:family="text">
      <style:text-properties officeooo:rsid="00084e2f"/>
    </style:style>
    <style:style style:name="T12" style:family="text">
      <style:text-properties officeooo:rsid="000d8d75"/>
    </style:style>
    <style:style style:name="T13" style:family="text">
      <style:text-properties officeooo:rsid="000f02da"/>
    </style:style>
    <style:style style:name="T14" style:family="text">
      <style:text-properties officeooo:rsid="00108c7f"/>
    </style:style>
    <style:style style:name="T15" style:family="text">
      <style:text-properties officeooo:rsid="0012153d"/>
    </style:style>
    <style:style style:name="T16" style:family="text">
      <style:text-properties officeooo:rsid="001532a3"/>
    </style:style>
    <style:style style:name="T17" style:family="text">
      <style:text-properties officeooo:rsid="00172adf"/>
    </style:style>
    <style:style style:name="T18" style:family="text">
      <style:text-properties officeooo:rsid="0018458d"/>
    </style:style>
    <style:style style:name="T19" style:family="text">
      <style:text-properties officeooo:rsid="001a9e37"/>
    </style:style>
    <style:style style:name="T20" style:family="text">
      <style:text-properties officeooo:rsid="001f2099"/>
    </style:style>
    <style:style style:name="T21" style:family="text">
      <style:text-properties officeooo:rsid="001f3680"/>
    </style:style>
    <style:style style:name="T22" style:family="text">
      <style:text-properties officeooo:rsid="001f415d"/>
    </style:style>
    <style:style style:name="T23" style:family="text">
      <style:text-properties fo:font-variant="normal" fo:text-transform="none" fo:color="#000000"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4" style:family="text">
      <style:text-properties fo:font-variant="normal" fo:text-transform="none" fo:color="#000000" style:font-name="Arial" fo:font-size="10pt" fo:letter-spacing="normal" fo:font-style="normal" fo:font-weight="normal" officeooo:rsid="002e6ecc" fo:background-color="transparent" loext:char-shading-value="0" style:font-size-asian="10pt" style:font-weight-asian="normal" style:font-size-complex="10pt" style:font-weight-complex="normal"/>
    </style:style>
    <style:style style:name="T25" style:family="text">
      <style:text-properties fo:font-variant="normal" fo:text-transform="none" fo:color="#000000" style:text-line-through-style="none" style:text-line-through-type="none" fo:font-size="10pt" fo:letter-spacing="normal" fo:font-style="normal" style:text-underline-style="none" fo:font-weight="normal" style:text-blinking="false" style:font-size-asian="10pt" style:font-size-complex="10pt"/>
    </style:style>
    <style:style style:name="T26" style:family="text">
      <style:text-properties fo:font-variant="normal" fo:text-transform="none" fo:color="#000000" style:text-line-through-style="none" style:text-line-through-type="none" fo:font-size="10pt" fo:letter-spacing="normal" fo:font-style="normal" style:text-underline-style="none" fo:font-weight="normal" officeooo:rsid="0030564b" style:text-blinking="false" style:font-size-asian="10pt" style:font-size-complex="10pt"/>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officeooo:rsid="002a0421"/>
    </style:style>
    <style:style style:name="T29" style:family="text">
      <style:text-properties style:font-name="Arial"/>
    </style:style>
    <style:style style:name="T30" style:family="text">
      <style:text-properties style:font-name="Arial" fo:font-size="10pt" style:font-size-asian="10pt"/>
    </style:style>
    <style:style style:name="T31" style:family="text">
      <style:text-properties style:font-name="Arial" fo:font-size="10pt" style:font-size-asian="10pt" style:font-name-complex="Arial2"/>
    </style:style>
    <style:style style:name="T32" style:family="text">
      <style:text-properties style:font-name="Arial" fo:font-size="10pt" style:font-size-asian="10pt" style:font-name-complex="Arial2" style:font-size-complex="10pt"/>
    </style:style>
    <style:style style:name="T33" style:family="text">
      <style:text-properties style:font-name="Arial" fo:font-size="10pt" officeooo:rsid="0006f418" style:font-size-asian="10pt" style:font-name-complex="Arial2" style:font-size-complex="10pt"/>
    </style:style>
    <style:style style:name="T34" style:family="text">
      <style:text-properties style:font-name="Arial" fo:font-size="10pt" officeooo:rsid="00343830" style:font-size-asian="10pt" style:font-name-complex="Arial2" style:font-size-complex="10pt"/>
    </style:style>
    <style:style style:name="T35" style:family="text">
      <style:text-properties style:font-name="Arial" fo:font-size="10pt" officeooo:rsid="0006af2a" style:font-size-asian="10pt" style:font-name-complex="Arial2"/>
    </style:style>
    <style:style style:name="T36" style:family="text">
      <style:text-properties style:font-name="Arial" fo:font-size="10pt" officeooo:rsid="002016c3" style:font-size-asian="10pt" style:font-name-complex="Arial2"/>
    </style:style>
    <style:style style:name="T37" style:family="text">
      <style:text-properties style:font-name="Arial" fo:font-size="10pt" officeooo:rsid="000721a2" style:font-size-asian="10pt" style:font-name-complex="Arial2"/>
    </style:style>
    <style:style style:name="T38" style:family="text">
      <style:text-properties style:font-name="Arial" fo:font-size="10pt" officeooo:rsid="0006f418" style:font-size-asian="10pt" style:font-name-complex="Arial2"/>
    </style:style>
    <style:style style:name="T39" style:family="text">
      <style:text-properties style:font-name="Arial" fo:font-size="10pt" style:text-underline-style="none" style:font-size-asian="10pt"/>
    </style:style>
    <style:style style:name="T40" style:family="text">
      <style:text-properties officeooo:rsid="00281f38"/>
    </style:style>
    <style:style style:name="T41" style:family="text">
      <style:text-properties officeooo:rsid="002b918e"/>
    </style:style>
    <style:style style:name="T42" style:family="text">
      <style:text-properties officeooo:rsid="002cb82b"/>
    </style:style>
    <style:style style:name="T43" style:family="text">
      <style:text-properties style:font-name-complex="Arial2"/>
    </style:style>
    <style:style style:name="T44" style:family="text">
      <style:text-properties fo:font-size="10pt" style:font-size-asian="10pt" style:font-name-complex="Arial2"/>
    </style:style>
    <style:style style:name="T45" style:family="text">
      <style:text-properties fo:font-size="10pt" style:font-size-asian="10pt" style:font-name-complex="Arial2" style:font-size-complex="10pt"/>
    </style:style>
    <style:style style:name="T46" style:family="text">
      <style:text-properties fo:font-size="10pt" officeooo:rsid="0030564b" style:font-size-asian="10pt" style:font-name-complex="Arial2" style:font-size-complex="10pt"/>
    </style:style>
    <style:style style:name="T47" style:family="text">
      <style:text-properties fo:font-size="10pt" style:font-size-asian="10pt" style:font-name-complex="Arial2" style:font-weight-complex="bold"/>
    </style:style>
    <style:style style:name="T48" style:family="text">
      <style:text-properties fo:font-size="10pt" officeooo:rsid="000973a7" style:font-size-asian="10pt" style:font-name-complex="Arial2" style:font-weight-complex="bold"/>
    </style:style>
    <style:style style:name="T49" style:family="text">
      <style:text-properties fo:font-size="10pt" officeooo:rsid="00058eb8" style:font-size-asian="10pt" style:font-name-complex="Arial2" style:font-weight-complex="bold"/>
    </style:style>
    <style:style style:name="T50" style:family="text">
      <style:text-properties fo:font-size="10pt" officeooo:rsid="0009e92c" style:font-size-asian="10pt" style:font-name-complex="Arial2" style:font-weight-complex="bold"/>
    </style:style>
    <style:style style:name="T51" style:family="text">
      <style:text-properties fo:font-size="10pt" officeooo:rsid="000973a7" style:font-size-asian="10pt" style:font-name-complex="Arial2"/>
    </style:style>
    <style:style style:name="T52" style:family="text">
      <style:text-properties fo:font-size="10pt" officeooo:rsid="001baab7" style:font-size-asian="10pt" style:font-name-complex="Arial2"/>
    </style:style>
    <style:style style:name="T53" style:family="text">
      <style:text-properties fo:font-size="10pt" officeooo:rsid="001d0de5" style:font-size-asian="10pt" style:font-name-complex="Arial2"/>
    </style:style>
    <style:style style:name="T54" style:family="text">
      <style:text-properties fo:font-size="10pt" officeooo:rsid="00140349" style:font-size-asian="10pt" style:font-name-complex="Arial2"/>
    </style:style>
    <style:style style:name="T55" style:family="text">
      <style:text-properties fo:font-size="10pt" officeooo:rsid="001de081" style:font-size-asian="10pt" style:font-name-complex="Arial2"/>
    </style:style>
    <style:style style:name="T56" style:family="text">
      <style:text-properties fo:font-size="10pt" officeooo:rsid="0030564b" style:font-size-asian="10pt" style:font-name-complex="Arial2"/>
    </style:style>
    <style:style style:name="T57" style:family="text">
      <style:text-properties fo:font-size="10pt" style:font-size-asian="10pt" style:font-size-complex="10pt"/>
    </style:style>
    <style:style style:name="T58" style:family="text">
      <style:text-properties fo:font-size="10pt" officeooo:rsid="00236fe8" style:font-size-asian="10pt" style:font-size-complex="10pt"/>
    </style:style>
    <style:style style:name="T59" style:family="text">
      <style:text-properties fo:font-size="10pt" officeooo:rsid="00262f58" style:font-size-asian="10pt" style:font-size-complex="10pt"/>
    </style:style>
    <style:style style:name="T60" style:family="text">
      <style:text-properties fo:font-size="10pt" fo:language="en" fo:country="GB" style:font-size-asian="10pt" style:font-name-complex="Arial2"/>
    </style:style>
    <style:style style:name="T61" style:family="text">
      <style:text-properties fo:font-size="10pt" fo:font-weight="bold" style:font-size-asian="10pt" style:font-weight-asian="bold" style:font-name-complex="Arial2"/>
    </style:style>
    <style:style style:name="T62" style:family="text">
      <style:text-properties fo:font-size="10pt" fo:font-weight="bold" style:font-size-asian="10pt" style:font-weight-asian="bold" style:font-name-complex="Arial2" style:font-weight-complex="bold"/>
    </style:style>
    <style:style style:name="Sect1" style:family="section">
      <style:section-properties style:editable="false">
        <style:columns fo:column-count="2">
          <style:column style:rel-width="32769*" fo:start-indent="0cm" fo:end-indent="0cm"/>
          <style:column style:rel-width="32766*"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text:span text:style-name="T2">Ross Spencer</text:span><text:span text:style-name="T3">, MA, </text:span><text:span text:style-name="T4">BSc</text:span><text:span text:style-name="T3"> Hons</text:span></text:p>
        <text:p text:style-name="P1"/>
        <text:p text:style-name="P4"><text:span text:style-name="T1">Email:</text:span><text:span text:style-name="T3"> allalongthewatchtower2001 [at] gmail.com</text:span></text:p>
      </text:section>
      <text:section text:style-name="Sect2" text:name="Section1">
        <text:p text:style-name="P23">Profile</text:p>
        <text:p text:style-name="P25"><text:span text:style-name="T45">Digital Preservation Analyst and software developer. Master’s Degree in Digital Culture and Technology and a Bachelor of Science in Software Engineering. M_o_R Practitioner, qualified for five years from July 2012. I have UK </text:span><text:span text:style-name="T6">Security Check clearance valid for 10 years from 3 July 2012.</text:span></text:p>
        <text:p text:style-name="P6"/>
        <text:p text:style-name="P7">Education / Qualifications</text:p>
        <text:p text:style-name="P9"/>
        <text:p text:style-name="P6">Kings College London 2004 - January 2006:</text:p>
        <text:p text:style-name="P8">MA Digital Culture and Technology: Merit</text:p>
        <text:p text:style-name="P6">Keele University 2001 - 2004:</text:p>
        <text:p text:style-name="P8">BSc (Hons) Software Engineering: 2:2</text:p>
        <text:p text:style-name="P6">Stafford College 1998 - 2001:</text:p>
        <text:p text:style-name="P8">GNVQ: Advanced Information Technology: Distinction</text:p>
        <text:p text:style-name="P8">A-Level: Psychology</text:p>
        <text:p text:style-name="P6">Walton High School 1993 - 1998:</text:p>
        <text:p text:style-name="P8">GNVQ: Intermediate Information Technology: Distinction</text:p>
        <text:p text:style-name="P17"><text:span text:style-name="T44">GCSE: Six </text:span><text:span text:style-name="T60">GCSE's</text:span><text:span text:style-name="T44"> Grade B</text:span></text:p>
        <text:p text:style-name="P6"/>
        <text:p text:style-name="P7">Skills</text:p>
        <text:p text:style-name="P9"/>
        <text:p text:style-name="P17"><text:span text:style-name="T61">Programming Languages: </text:span><text:span text:style-name="T44">C/C++</text:span><text:span text:style-name="T47">, Python, </text:span><text:span text:style-name="T44">PHP</text:span></text:p>
        <text:p text:style-name="P17"><text:span text:style-name="T61">Web Based Languages:</text:span><text:span text:style-name="T44"> XML, XSD, XSLT, HTML/XHTML, CSS, AJAX</text:span></text:p>
        <text:p text:style-name="P17"><text:span text:style-name="T62">Scripting: </text:span><text:span text:style-name="T44">JavaScript, MS D</text:span><text:span text:style-name="T51">OS</text:span><text:span text:style-name="T44"> Batch Files, Bash</text:span></text:p>
        <text:p text:style-name="P17"><text:span text:style-name="T62">Semantic Web: </text:span><text:span text:style-name="T44">RDF, Turtle, SPARQL, sparqllib, ARC2</text:span></text:p>
        <text:p text:style-name="P17"><text:span text:style-name="T62">IDE: </text:span><text:span text:style-name="T44">Visual Studio, NetBeans, Eclipse, Gel, Dev-C++, </text:span><text:span text:style-name="T51">Programmer's Notepad</text:span></text:p>
        <text:p text:style-name="P17"><text:span text:style-name="T61">Operating Systems:</text:span><text:span text:style-name="T44"> Windows, Linux, DOS, Windows Server 2003</text:span></text:p>
        <text:p text:style-name="P17"><text:span text:style-name="T62">Installation Systems:</text:span><text:span text:style-name="T44"> NSIS, Install Shield</text:span></text:p>
        <text:p text:style-name="P17"><text:span text:style-name="T62">Network Analysis: </text:span><text:span text:style-name="T44">Wireshark, Cain &amp; Abel, WinPcap</text:span></text:p>
        <text:p text:style-name="P6"/>
        <text:h text:style-name="P26" text:outline-level="4">Employment History</text:h>
        <text:p text:style-name="P18"/>
        <text:p text:style-name="P17"><text:span text:style-name="T62">Employer: </text:span><text:span text:style-name="T47">Archives New Ze</text:span><text:span text:style-name="T48">a</text:span><text:span text:style-name="T47">land</text:span></text:p>
        <text:p text:style-name="P17"><text:span text:style-name="T62">Job Title: </text:span><text:span text:style-name="T47">Digital Preservation Analyst</text:span></text:p>
        <text:p text:style-name="P17"><text:span text:style-name="T62">From: </text:span><text:span text:style-name="T47">4 </text:span><text:span text:style-name="T49">March</text:span><text:span text:style-name="T47"> 2013</text:span></text:p>
        <text:p text:style-name="P17"><text:span text:style-name="T62">To: </text:span><text:span text:style-name="T47">Present</text:span></text:p>
        <text:p text:style-name="P11"/>
        <text:p text:style-name="P17"><text:span text:style-name="T47">Digital Preservation Analyst at Archives New Zealand whose primary role is to support the </text:span><text:span text:style-name="T50">System, Strategy, Standards team (SSS) formerly </text:span><text:span text:style-name="T47">Digital Continuity; in making preservation decisions and providing digital preservation guidance. </text:span><text:span text:style-name="T50">Having worked with colleagues to help enable Archive New Zealand's first born-</text:span><text:soft-page-break/><text:span text:style-name="T50">digital ingests of legacy accessions from the past decade, my c</text:span><text:span text:style-name="T47">urrent responsibilities include the </text:span><text:span text:style-name="T50">furthering of those </text:span><text:span text:style-name="T47">tools and solutions </text:span><text:span text:style-name="T50">to see solutions applied more broadly to additional accessions from the same era.</text:span><text:span text:style-name="T47"> </text:span><text:span text:style-name="T50">Other </text:span><text:span text:style-name="T47">role</text:span><text:span text:style-name="T50">s</text:span><text:span text:style-name="T47"> </text:span><text:span text:style-name="T50">I have within the organization </text:span><text:span text:style-name="T47">require </text:span><text:span text:style-name="T50">me to work</text:span><text:span text:style-name="T47"> closely with digital preservation colleagues at National Library New Zealand and the Alexander Turnbull Library to develop Digital Preservation Policy. The role also has a high requirement for outreach and helping government departments and councils outside of the Department of Internal Affairs to understand their digital preservation, and continuity needs, providing guidance and support where possible. </text:span><text:span text:style-name="T50">I maintain strong personal links with the wider digital preservation community an try and ensure progress within the organization is shared outside for its potential benefit, as we also benefit from the larger community effort. </text:span></text:p>
        <text:p text:style-name="P6"/>
        <text:p text:style-name="P17"><text:span text:style-name="T62">Employer: </text:span><text:span text:style-name="T44">The National Archives</text:span></text:p>
        <text:p text:style-name="P17"><text:span text:style-name="T62">Job Title: </text:span><text:span text:style-name="T44">Digital Preservation Researcher</text:span></text:p>
        <text:p text:style-name="P17"><text:span text:style-name="T62">From:</text:span><text:span text:style-name="T44"> 1</text:span><text:span text:style-name="T7"> </text:span><text:span text:style-name="T44">June 2009</text:span></text:p>
        <text:p text:style-name="P17"><text:span text:style-name="T62">To:</text:span><text:span text:style-name="T44"> 7</text:span><text:span text:style-name="T7"> </text:span><text:span text:style-name="T44">September 2012</text:span></text:p>
        <text:p text:style-name="P6"/>
        <text:p text:style-name="P8">The main focus of my role at The National Archives <text:span text:style-name="T16">was</text:span> the research and provision of solutions <text:span text:style-name="T16">to the end</text:span> of preserving government's digital records. The main requirements of this role include researching file format specifications and developing binary signatures based on the internal representation of the format for the organization’s DROID tool. Based on this research I also produce<text:span text:style-name="T16">d</text:span> guidelines for internal and external consumption documenting digital preservation best practice. My research has allowed me to write solutions and proof of concept tools in C++ and Python. I developed a tool to <text:span text:style-name="T12">validate JPEG2000 headers and custom metadata stored within JP2 XML elements.</text:span> I provided input to projects outside of The National Archives including being part of <text:span text:style-name="T17">the</text:span> JPEG2000 working group for the Wellcome Trust. <text:span text:style-name="T17">Further, I was involve with the Planets Project, </text:span>contributing <text:span text:style-name="T17">to and reviewing</text:span> reports. <text:span text:style-name="T13">I was part of initial reviews and discussions surrounding the </text:span>Unified Digital File Formats registry <text:span text:style-name="T18">(UDFR)</text:span>.</text:p>
        <text:p text:style-name="P8"/>
        <text:p text:style-name="P8"><text:span text:style-name="T14">My </text:span>primary research <text:span text:style-name="T18">focus before leaving The National Archives was</text:span> the conversion and release of our online file format database <text:span text:style-name="T14">PRONOM </text:span>as linked open data. Th<text:span text:style-name="T18">is</text:span> work <text:span text:style-name="T18">looked at</text:span> converting legacy table based data to <text:span text:style-name="T18">RDF </text:span>triples for delivery; <text:span text:style-name="T15">t</text:span>he development of a PHP user interface for browsing and maintenance of data; and the development of legacy SOAP web services, <text:span text:style-name="T15">connected to a SPARQL endpoint,</text:span> for integration with existing systems at The National Archives. I <text:span text:style-name="T19">worked</text:span> with external stakeholders and projects outside of the organization to align efforts to connect multiple sources of information together; because beyond the technical solutions we develop for <text:span text:style-name="T19">digital preservation and </text:span>the semantic web, the communication and sharing of ideas is key.</text:p>
        <text:p text:style-name="P8"/>
        <text:p text:style-name="P17"><text:span text:style-name="T44">Other development opportunities at The National Archives </text:span><text:span text:style-name="T52">saw</text:span><text:span text:style-name="T44"> me write a JPEG2000 correction tool to fix an XML transcoding error in LuraTech CLT software in C++. I </text:span><text:span text:style-name="T52">saw</text:span><text:span text:style-name="T44"> my JPEG2000 validation scripts embedded into the primary ingest workflow. I </text:span><text:span text:style-name="T53">wrote</text:span><text:span text:style-name="T44"> a</text:span><text:span text:style-name="T54">n open source</text:span><text:span text:style-name="T44"> tool </text:span><text:span text:style-name="T53">in PHP</text:span><text:span text:style-name="T44"> </text:span><text:span text:style-name="T54">to output standalone DROID signature files for </text:span><text:span text:style-name="T55">development and </text:span><text:span text:style-name="T54">testing. </text:span><text:span text:style-name="T44"><text:s/></text:span></text:p>
        <text:p text:style-name="P6"/>
        <text:p text:style-name="P17"><text:span text:style-name="T62">Employer: </text:span><text:span text:style-name="T44">Origin Data </text:span><text:span text:style-name="T60">Realisation</text:span><text:span text:style-name="T44"> LTD / Red Box Recorders</text:span></text:p>
        <text:p text:style-name="P17"><text:span text:style-name="T62">Job Title: </text:span><text:span text:style-name="T44">Junior Analyst Programmer</text:span></text:p>
        <text:p text:style-name="P17"><text:soft-page-break/><text:span text:style-name="T62">From: </text:span><text:span text:style-name="T44">11</text:span><text:span text:style-name="T7"> </text:span><text:span text:style-name="T44">November 2007</text:span></text:p>
        <text:p text:style-name="P17"><text:span text:style-name="T62">To: </text:span><text:span text:style-name="T44">15</text:span><text:span text:style-name="T7"> </text:span><text:span text:style-name="T44">May 2009</text:span></text:p>
        <text:p text:style-name="P17"/>
        <text:p text:style-name="P8">Junior Analyst Programmer developing VOIP recording solutions, primarily in C++. Areas of focus included improving existing solutions for recording Avaya, Nortel, Cisco, Ericsson and SIP VOIP calls, and implementing new solutions for VOIP providers such as Panasonic. Some other important protocols I focused on included, H225, Q931, and MGCP. I was also involved in back end development for our web front-end maintaining an ISAPI DLL. Front-end development required <text:span text:style-name="T22">JavaScript</text:span> and XHTML skills to add functionality to primarily a form based interface. I spearheaded a move to a more dynamic web based solution where possible by introducing the use of AJAX to the recorder front-end. The code produced in this role adhered to C++ Standards as strictly as possible and where possible using VC6.0 SP6.</text:p>
        <text:p text:style-name="P17"/>
        <text:p text:style-name="P15">At Red Box I saw through a number of important projects including the implementation of a number of <text:span text:style-name="T20">new</text:span> features <text:span text:style-name="T20">such as the dvelopment of a search</text:span> filtering mechanism; <text:span text:style-name="T21">and a recording as a service based solution for a new Cisco protocol at the time</text:span>. I was also involved in a number of bug fixes large and small in numerous areas. Through my work at Red Box Recorders I developed greater problem solving abilities and a better grasp for meeting deadlines. The <text:span text:style-name="T22">contributon of this role to my knowledge of digital forensics is immeasurable</text:span>. I picked up a working knowledge of Wireshark and WinPcap. Interpretation of network protocols and standards was central to producing successful solutions. Where protocols hadn't been made available by a supplier it was important to discover reliable signalling patterns directly from the network traffic <text:span text:style-name="T22">through reverse engineering. </text:span></text:p>
        <text:p text:style-name="P17"/>
        <text:p text:style-name="P17"><text:span text:style-name="T62">Employer: </text:span><text:span text:style-name="T44">Risk Decisions LTD</text:span></text:p>
        <text:p text:style-name="P17"><text:span text:style-name="T62">Job Title: </text:span><text:span text:style-name="T44">Technical Support Assistant</text:span></text:p>
        <text:p text:style-name="P17"><text:span text:style-name="T62">From: </text:span><text:span text:style-name="T44">22</text:span><text:span text:style-name="T7"> </text:span><text:span text:style-name="T44">May 2006</text:span></text:p>
        <text:p text:style-name="P17"><text:span text:style-name="T62">To: </text:span><text:span text:style-name="T44">7</text:span><text:span text:style-name="T7"> </text:span><text:span text:style-name="T44">May 2007</text:span></text:p>
        <text:p text:style-name="P8"><text:bookmark text:name="_GoBack"/></text:p>
        <text:p text:style-name="P17"><text:span text:style-name="T44">First and Second line support for a software suite providing a set of enterprise risk management solutions to </text:span><text:span text:style-name="T60">organisations.</text:span><text:span text:style-name="T44"> Dealing with clients ranging from the Ministry of </text:span><text:span text:style-name="T60">Defence</text:span><text:span text:style-name="T44"> to the utilities and construction companies. Required to give support ranging from installation issues to the usage of the software and risk management best practice. At times I was required to discuss possible system architectural solutions for running various versions of the software in different operating environments. Internally I provided software QA, testing the software at various stages of development as part of the release cycle or part of the support process. As part of the QA process I was asked to provide solutions that the users could implement themselves.</text:span></text:p>
        <text:p text:style-name="P8"/>
        <text:list xml:id="list4351451766225134294" text:style-name="WWNum3">
          <text:list-item>
            <text:p text:style-name="P28">First and second line technical support</text:p>
          </text:list-item>
        </text:list>
        <text:list xml:id="list175130394916881119" text:style-name="WWNum2">
          <text:list-item>
            <text:p text:style-name="P29">Technical Authoring</text:p>
          </text:list-item>
          <text:list-item>
            <text:p text:style-name="P29">Software QA (Primary tester for Predict! Risk Controller Lite)</text:p>
          </text:list-item>
          <text:list-item>
            <text:p text:style-name="P29">Oracle Installation, Support and Development</text:p>
          </text:list-item>
          <text:list-item>
            <text:p text:style-name="P29">Internal I.T. Support</text:p>
          </text:list-item>
          <text:list-item>
            <text:p text:style-name="P29"><text:soft-page-break/>Central focus of communication between clients, sales and development teams</text:p>
          </text:list-item>
          <text:list-item>
            <text:p text:style-name="P29">Knowledge of software release cycle and the software development process</text:p>
          </text:list-item>
        </text:list>
        <text:p text:style-name="P13"/>
        <text:p text:style-name="P14">Further Employment History</text:p>
        <text:p text:style-name="P17"/>
        <table:table table:name="Table1" table:style-name="Table1">
          <table:table-column table:style-name="Table1.A"/>
          <table:table-column table:style-name="Table1.B"/>
          <table:table-row table:style-name="Table1.1">
            <table:table-cell table:style-name="Table1.A1" office:value-type="string">
              <text:p text:style-name="P6">Jagex LTD (Work Experience)</text:p>
              <text:p text:style-name="P11">Games Content Developer</text:p>
              <text:p text:style-name="P17"><text:span text:style-name="T47">18</text:span><text:span text:style-name="T8">th</text:span><text:span text:style-name="T47"> April 2006</text:span></text:p>
              <text:p text:style-name="P17"><text:span text:style-name="T47">20</text:span><text:span text:style-name="T8">th</text:span><text:span text:style-name="T47"> April 2006</text:span></text:p>
            </table:table-cell>
            <table:table-cell table:style-name="Table1.B1" office:value-type="string">
              <text:h text:style-name="P20" text:outline-level="3">HMV Trocadero, London</text:h>
              <text:p text:style-name="P8">Shop Floor Assistant</text:p>
              <text:p text:style-name="P17"><text:span text:style-name="T44">13</text:span><text:span text:style-name="T7">th</text:span><text:span text:style-name="T44"> February 2006</text:span></text:p>
              <text:p text:style-name="P17"><text:span text:style-name="T47">13</text:span><text:span text:style-name="T8">th</text:span><text:span text:style-name="T47"> April 2006</text:span></text:p>
            </table:table-cell>
          </table:table-row>
          <table:table-row table:style-name="Table1.1">
            <table:table-cell table:style-name="Table1.A2" office:value-type="string">
              <text:h text:style-name="P20" text:outline-level="3">HMV Selfridges, London</text:h>
              <text:p text:style-name="P8">Seasonal Temporary Staff</text:p>
              <text:p text:style-name="P17"><text:span text:style-name="T44">16</text:span><text:span text:style-name="T7">th</text:span><text:span text:style-name="T44"> November 2005</text:span></text:p>
              <text:p text:style-name="P17"><text:span text:style-name="T47">1</text:span><text:span text:style-name="T8">st</text:span><text:span text:style-name="T47"> January 2006</text:span></text:p>
            </table:table-cell>
            <table:table-cell table:style-name="Table1.B2" office:value-type="string">
              <text:p text:style-name="P6">Kings College London</text:p>
              <text:p text:style-name="P8">Exam Invigilator</text:p>
              <text:p text:style-name="P17"><text:span text:style-name="T44">10</text:span><text:span text:style-name="T7">th</text:span><text:span text:style-name="T44"> January 2005</text:span></text:p>
              <text:p text:style-name="P19"><text:span text:style-name="T47">14</text:span><text:span text:style-name="T8">th</text:span><text:span text:style-name="T47"> September 2005</text:span></text:p>
            </table:table-cell>
          </table:table-row>
          <table:table-row table:style-name="Table1.1">
            <table:table-cell table:style-name="Table1.A2" office:value-type="string">
              <text:h text:style-name="P20" text:outline-level="3">HMV, Hanley</text:h>
              <text:p text:style-name="P8">Shop Floor Assistant</text:p>
              <text:p text:style-name="P17"><text:span text:style-name="T44">14</text:span><text:span text:style-name="T7">th</text:span><text:span text:style-name="T44"> May 2003</text:span></text:p>
              <text:p text:style-name="P17"><text:span text:style-name="T44">29</text:span><text:span text:style-name="T7">th</text:span><text:span text:style-name="T44"> February 2004</text:span></text:p>
            </table:table-cell>
            <table:table-cell table:style-name="Table1.B2" office:value-type="string">
              <text:h text:style-name="P20" text:outline-level="3">Poundstretcher LTD, Stoke-On-Trent</text:h>
              <text:p text:style-name="P8">Shop Floor Assistant</text:p>
              <text:p text:style-name="P17"><text:span text:style-name="T44">16</text:span><text:span text:style-name="T7">th</text:span><text:span text:style-name="T44"> October 2001</text:span></text:p>
              <text:p text:style-name="P17"><text:span text:style-name="T44">29</text:span><text:span text:style-name="T7">th</text:span><text:span text:style-name="T44"> March 2003</text:span></text:p>
            </table:table-cell>
          </table:table-row>
          <table:table-row table:style-name="Table1.1">
            <table:table-cell table:style-name="Table1.A2" office:value-type="string">
              <text:h text:style-name="P21" text:outline-level="3">Poundstretcher LTD, Stafford</text:h>
              <text:p text:style-name="P11">Shop Floor Assistant</text:p>
              <text:p text:style-name="P17"><text:span text:style-name="T47">8</text:span><text:span text:style-name="T8">th</text:span><text:span text:style-name="T47"> September 1999</text:span></text:p>
              <text:p text:style-name="P17"><text:span text:style-name="T44">12</text:span><text:span text:style-name="T7">th</text:span><text:span text:style-name="T44"> September 2001</text:span></text:p>
            </table:table-cell>
            <table:table-cell table:style-name="Table1.B2" office:value-type="string">
              <text:p text:style-name="P16">Shugborough Shooting School, Rugeley (Casual)</text:p>
              <text:p text:style-name="P8">Trap Operator/Referee</text:p>
              <text:p text:style-name="P17"><text:span text:style-name="T47">25</text:span><text:span text:style-name="T8">th</text:span><text:span text:style-name="T47"> September 1997</text:span></text:p>
              <text:p text:style-name="P17"><text:span text:style-name="T47">10</text:span><text:span text:style-name="T8">th</text:span><text:span text:style-name="T47"> March 1998</text:span></text:p>
            </table:table-cell>
          </table:table-row>
        </table:table>
        <text:p text:style-name="P17"/>
        <text:p text:style-name="P7">Publication Record</text:p>
        <text:p text:style-name="P9"/>
        <text:p text:style-name="P8">Spencer, R. (2010). The Digital Image. In: Bülow, A. and Ahmon, J. Preparing Collections for Digitization. London: Facet Publishing. 33-45.</text:p>
        <text:p text:style-name="P12">Spencer, R. (2013). Generation of a Skeleton Corpus of Digital Objects for the Validation and Evaluation of Format Identification Tools and Signatures. Volume 8, International Journal of Digital Curation.</text:p>
        <text:p text:style-name="P22"><text:span text:style-name="T57">McKinney, P. Knight, S. Gattuso, J. Pearson, D. Coufalb, L. Anderson, D. Delve, J. De Vorsey, K. Spencer, R. Hutař, J. </text:span><text:span text:style-name="T58">(2014) </text:span><text:span text:style-name="T57">Reimagining the Format Model: Introducing the Work of the NSLA Digital Preservation Technical Registry. New Review of Information Networking, </text:span><text:span text:style-name="T58">Volume 19, Issue 2, 20, 96-123.</text:span></text:p>
        <text:p text:style-name="P24"/>
        <text:p text:style-name="P7">Talks at Conferences</text:p>
        <text:p text:style-name="P9"/>
        <text:list xml:id="list5172757001167016010" text:style-name="WWNum4">
          <text:list-item>
            <text:p text:style-name="P30"><text:span text:style-name="T44">8th European Conference on Digital Archiving, Geneva, Switzerland, 2010. </text:span><text:span text:style-name="T57">The risky business of digital preservation. The application of risk models to digital file format </text:span><text:span text:style-name="T59">obsolescence</text:span></text:p>
            <text:p text:style-name="P32"/>
          </text:list-item>
          <text:list-item>
            <text:p text:style-name="P33">The Future of File Format Identification, PRONOM and DROID User Consultation, Kew, UK, 2011. <text:span text:style-name="T40">When is a migration pathway not a migration pathway</text:span></text:p>
            <text:p text:style-name="P33"/>
          </text:list-item>
          <text:list-item>
            <text:p text:style-name="P35"><text:soft-page-break/><text:span text:style-name="T43">7th International Digital Curation Conference, Bristol, UK, 2011. </text:span><text:span text:style-name="T27">Towards the development of a test corpus of digital objects for the evaluation of file format identification tools and signatures, </text:span><text:span text:style-name="T28">on behalf of Andrew Fetherston and Timothy Gollins</text:span></text:p>
            <text:p text:style-name="P37"/>
          </text:list-item>
          <text:list-item>
            <text:p text:style-name="P33">Future Perfect 2012, Wellington, New Zealand, 2012. <text:span text:style-name="T41">Survival of the bits...</text:span></text:p>
            <text:p text:style-name="P33"/>
          </text:list-item>
          <text:list-item>
            <text:p text:style-name="P34">THATCamp, Wellington, 2013. <text:span text:style-name="T42">What can a SPARQL endpoint do for you</text:span></text:p>
            <text:p text:style-name="P33"/>
          </text:list-item>
          <text:list-item>
            <text:p text:style-name="P38"><text:span text:style-name="T35">Born Digital and Cultural Heritage, Play It Again Project, Melbourne, Australia, 20</text:span><text:span text:style-name="T5">14. </text:span><text:span text:style-name="Emphasis"><text:span text:style-name="T23">Fly Away Home</text:span></text:span><text:span text:style-name="T23">: Pilot Transfer of </text:span><text:span text:style-name="Emphasis"><text:span text:style-name="T23">Born</text:span></text:span><text:span text:style-name="T23">-</text:span><text:span text:style-name="Emphasis"><text:span text:style-name="T23">digital </text:span></text:span><text:span text:style-name="T23">Records at Archives New </text:span><text:span text:style-name="T24">Zealand</text:span></text:p>
            <text:p text:style-name="P36"/>
          </text:list-item>
          <text:list-item>
            <text:p text:style-name="P30"><text:span text:style-name="T44">Connecting: Past, Present and Future, ARANZ ASA Conference, Christchurch, 2014</text:span><text:span text:style-name="T45">. </text:span><text:span text:style-name="T25">Legacy digital and outreach @</text:span><text:span text:style-name="T26">A</text:span><text:span text:style-name="T25">rchives </text:span><text:span text:style-name="T26">NZ</text:span></text:p>
            <text:p text:style-name="P39"/>
          </text:list-item>
          <text:list-item>
            <text:p text:style-name="P31"><text:span text:style-name="T56">Footprints in Space and Time, ARA</text:span><text:span text:style-name="T46">NZ Conference, Auckland, 2015. </text:span><text:span text:style-name="T57">Time travelling analyst: the things only a time machine can tell me</text:span></text:p>
          </text:list-item>
        </text:list>
        <text:p text:style-name="P7">Blogs</text:p>
        <text:p text:style-name="P9"/>
        <text:p text:style-name="P3"><text:a xlink:type="simple" xlink:href="http://blog.nationalarchives.gov.uk/blog/author/rspencer/"><text:span text:style-name="T9">http://blog.nationalarchives.gov.uk/blog/author/rspe</text:span></text:a><text:bookmark-start text:name="_Hlt332012680"/><text:bookmark-start text:name="_Hlt332012679"/><text:a xlink:type="simple" xlink:href="http://blog.nationalarchives.gov.uk/blog/author/rspencer/"><text:span text:style-name="T9">n</text:span></text:a><text:bookmark-end text:name="_Hlt332012680"/><text:bookmark-end text:name="_Hlt332012679"/><text:a xlink:type="simple" xlink:href="http://blog.nationalarchives.gov.uk/blog/author/rspencer/"><text:span text:style-name="T9">cer/</text:span></text:a><text:span text:style-name="T31"> - Articles written while working for The National Archives, </text:span><text:span text:style-name="T36">UK</text:span></text:p>
        <text:p text:style-name="P5"><text:span text:style-name="Internet_20_link"><text:span text:style-name="T34">http://openpreservation.org/blog/author/ross-spencer/</text:span></text:span><text:span text:style-name="T32"> - Articles written for the Open Preservation Foundation</text:span></text:p>
        <text:p text:style-name="P3"><text:a xlink:type="simple" xlink:href="http://www.exponentialdecay.co.uk/blog"><text:span text:style-name="Internet_20_link"><text:span text:style-name="T32">http://www.exponentialdecay.co.uk/blog</text:span></text:span></text:a><text:span text:style-name="T32"> - Articles written for my own Blog on technical subjects, including digital preservation. </text:span></text:p>
        <text:p text:style-name="P9"/>
        <text:p text:style-name="P7">Websites</text:p>
        <text:p text:style-name="P9"/>
        <text:p text:style-name="P2"><text:a xlink:type="simple" xlink:href="https://github.com/ross-spencer"><text:span text:style-name="T29">https://github.com/ross-spencer</text:span></text:a><text:span text:style-name="T29">, </text:span><text:a xlink:type="simple" xlink:href="https://github.com/exponential-decay"><text:span text:style-name="T29">https://github.com/exponential-decay</text:span></text:a><text:span text:style-name="T29"> – GitHub repositories. My approach to development is to be open source by default. GitHub offers that and adequare source control out of the box. <text:s/></text:span></text:p>
        <text:p text:style-name="P3"><text:a xlink:type="simple" xlink:href="http://the-fr.org/"><text:span text:style-name="Internet_20_link"><text:span text:style-name="T32">http://the-fr.org</text:span></text:span></text:a><text:span text:style-name="T32"> – An RDF based linked data application </text:span><text:span text:style-name="T33">stack, and </text:span><text:span text:style-name="T32">website written in PHP. </text:span><text:span text:style-name="T33">B</text:span><text:span text:style-name="T32">ased on PRONOM data, </text:span><text:span text:style-name="T33">and vocabulary designed at</text:span><text:span text:style-name="T32"> The National Archives UK.</text:span></text:p>
        <text:p text:style-name="P3"><text:a xlink:type="simple" xlink:href="http://www.exponentialdecay.co.uk/"><text:span text:style-name="Internet_20_link"><text:span text:style-name="T30">www.exponentiald</text:span></text:span></text:a><text:bookmark-start text:name="_Hlt332012687"/><text:a xlink:type="simple" xlink:href="http://www.exponentialdecay.co.uk/"><text:span text:style-name="Internet_20_link"><text:span text:style-name="T30">e</text:span></text:span></text:a><text:bookmark-end text:name="_Hlt332012687"/><text:a xlink:type="simple" xlink:href="http://www.exponentialdecay.co.uk/"><text:span text:style-name="Internet_20_link"><text:span text:style-name="T30">cay.co.uk</text:span></text:span></text:a><text:span text:style-name="Internet_20_link"><text:span text:style-name="T39"> </text:span></text:span><text:span text:style-name="T31">- A portfolio website I have created to exhibit a number of sample applications </text:span><text:span text:style-name="T37">and</text:span><text:span text:style-name="T31"> university work.</text:span></text:p>
        <text:p text:style-name="P3"><text:a xlink:type="simple" xlink:href="http://pidgeracer.tumblr.com/"><text:span text:style-name="Internet_20_link"><text:span text:style-name="T32">pidgeracer.tumblr.com</text:span></text:span></text:a><text:span text:style-name="T32"> –</text:span><text:span text:style-name="T31"> </text:span><text:span text:style-name="T38">Computer game developed in C++ in my spare time in 2007 </text:span><text:span text:style-name="T37">and</text:span><text:span text:style-name="T38"> released online in 200</text:span><text:span text:style-name="T37">9</text:span><text:span text:style-name="T38">. </text:span></text:p>
        <text:p text:style-name="P8"/>
        <text:p text:style-name="P7">Interests</text:p>
        <text:p text:style-name="P9"/>
        <text:p text:style-name="P10"><text:span text:style-name="T11">My p</text:span>rofessional and intellectual interests include digital preservation techniques, linked open data and programming. <text:span text:style-name="T11">The preservation of born digital collections provides me with unique challenges, and often forces me to think of solutions not just within the digital realm. Developing better methods of accessing data and associated metadata for researchers is an area I'd like to investigate further. </text:span>My personal interests <text:soft-page-break/>include music and film; <text:span text:style-name="T10">playing and </text:span>watching sports; reading, and video games. I enjoy the design and development of ideas across a broad spectrum of areas. I am a keen road cyclist and have taken part in the Three Capitals in Three Days cycling challenge for the Mines Advisory Group (MAG). I am <text:span text:style-name="T10">also seeking to take up piano lessons again after a two year hiatus. </text:span></text:p>
        <text:p text:style-name="P8"/>
        <text:p text:style-name="P7">References</text:p>
        <text:p text:style-name="P9"/>
        <text:p text:style-name="P9">References can be provided on reques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MS Shell Dlg 2" svg:font-family="'MS Shell Dlg 2'"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language="en" fo:country="US" style:font-name-asian="Lucida Sans Unicode" style:font-family-asian="'Lucida Sans Unicode'" style:font-family-generic-asian="system" style:font-pitch-asian="variable" style:font-name-complex="Tahoma" style:font-family-complex="Tahoma"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2.5pt"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0pt" fo:font-style="italic" style:font-size-asian="10pt" style:font-style-asian="italic" style:font-style-complex="italic"/>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8pt" fo:font-weight="bold" style:font-size-asian="8pt"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Default_20_Paragraph_20_Font" style:display-name="Default Paragraph Font" style:family="text"/>
    <style:style style:name="WW8Num2z0" style:family="text">
      <style:text-properties style:font-name="Symbol" fo:font-family="Symbol" style:font-family-generic="roman" style:font-pitch="variable" fo:font-size="6pt" style:font-size-asian="6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style:text-position="super 58%"/>
    </style:style>
    <style:style style:name="WW-Footnote_20_Characters" style:display-name="WW-Footnote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2.5pt" style:font-weight-complex="bold"/>
    </style:style>
    <style:style style:name="ListLabel_20_1" style:display-name="ListLabel 1" style:family="text">
      <style:text-properties fo:font-size="6pt" style:font-size-asian="6pt"/>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ross-spencer </dc:creator>
    <meta:editing-cycles>50</meta:editing-cycles>
    <meta:creation-date>2014-11-18T22:48:00</meta:creation-date>
    <dc:date>2016-01-13T23:57:30.477732475</dc:date>
    <meta:editing-duration>PT3H7M1S</meta:editing-duration>
    <meta:generator>LibreOffice/4.2.8.2$Linux_X86_64 LibreOffice_project/420m0$Build-2</meta:generator>
    <meta:document-statistic meta:table-count="1" meta:image-count="0" meta:object-count="0" meta:page-count="6" meta:paragraph-count="121" meta:word-count="1818" meta:character-count="12066" meta:non-whitespace-character-count="10372"/>
    <meta:user-defined meta:name="AppVersion">14.0000</meta:user-defined>
    <meta:user-defined meta:name="Company">D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